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Calibri" fo:color="#24292E" style:language-asian="sv" style:country-asian="SE"/>
    </style:style>
    <style:style style:name="P3" style:parent-style-name="Normal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sv" style:country-asian="SE"/>
    </style:style>
    <style:style style:name="P4" style:parent-style-name="Normal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sv" style:country-asian="SE"/>
    </style:style>
    <style:style style:name="P5" style:parent-style-name="Normal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sv" style:country-asian="SE"/>
    </style:style>
    <style:style style:name="P6" style:parent-style-name="Liststycke" style:family="paragraph"/>
    <style:style style:name="T7" style:parent-style-name="Standardstycketeckensnitt" style:family="text">
      <style:text-properties style:font-name-asian="Times New Roman" style:font-name-complex="Calibri" fo:color="#24292E" style:language-asian="sv" style:country-asian="SE"/>
    </style:style>
    <style:style style:name="P8" style:parent-style-name="Liststycke" style:family="paragraph"/>
    <style:style style:name="P9" style:parent-style-name="Liststycke" style:family="paragraph"/>
    <style:style style:name="P10" style:parent-style-name="Liststycke" style:family="paragraph"/>
    <style:style style:name="P11" style:parent-style-name="Liststycke" style:family="paragraph"/>
    <style:style style:name="P12" style:parent-style-name="Liststycke" style:family="paragraph"/>
    <style:style style:name="P13" style:parent-style-name="Liststycke" style:family="paragraph"/>
    <style:style style:name="P14" style:parent-style-name="Liststycke" style:family="paragraph"/>
    <style:style style:name="P15" style:parent-style-name="Liststycke" style:family="paragraph"/>
    <style:style style:name="P16" style:parent-style-name="Liststycke" style:family="paragraph"/>
    <style:style style:name="P17" style:parent-style-name="Liststycke" style:family="paragraph"/>
    <style:style style:name="P18" style:parent-style-name="Liststycke" style:family="paragraph"/>
    <style:style style:name="T19" style:parent-style-name="Standardstycketeckensnitt" style:family="text">
      <style:text-properties style:font-name-asian="Times New Roman" style:font-name-complex="Calibri" fo:color="#24292E" style:language-asian="sv" style:country-asian="SE"/>
    </style:style>
    <style:style style:name="P20" style:parent-style-name="Liststycke" style:family="paragraph"/>
    <style:style style:name="T21" style:parent-style-name="Standardstycketeckensnitt" style:family="text">
      <style:text-properties style:font-name-asian="Times New Roman" style:font-name-complex="Calibri" fo:color="#24292E" style:language-asian="sv" style:country-asian="SE"/>
    </style:style>
  </office:automatic-styles>
  <office:body>
    <office:text text:use-soft-page-breaks="true">
      <text:h text:style-name="P1" text:outline-level="1">Planering</text:h>
      <text:h text:style-name="Rubrik3" text:outline-level="3"/>
      <text:h text:style-name="Rubrik2" text:outline-level="2">Arbetssätt</text:h>
      <text:list text:style-name="LFO2" text:continue-numbering="true">
        <text:list-item>
          <text:p text:style-name="P2">Arbetstider 09:30 - 16:30 varje dag</text:p>
        </text:list-item>
        <text:list-item>
          <text:p text:style-name="P3">För blogg så mycket som möjligt</text:p>
        </text:list-item>
        <text:list-item>
          <text:p text:style-name="P4">Dela upp arbete</text:p>
        </text:list-item>
        <text:list-item>
          <text:p text:style-name="P5">Sitta mycket med Azure tillsammans</text:p>
        </text:list-item>
        <text:list-item>
          <text:p text:style-name="P6"><text:span text:style-name="T7">Namngivelsekonvention</text:span></text:p>
        </text:list-item>
      </text:list>
      <text:h text:style-name="Rubrik2" text:outline-level="2">Azure DevOps</text:h>
      <text:list text:style-name="LFO2" text:continue-numbering="true">
        <text:list-item>
          <text:p text:style-name="P8">Boards</text:p>
        </text:list-item>
        <text:list-item>
          <text:p text:style-name="P9">Tasks</text:p>
        </text:list-item>
        <text:list-item>
          <text:p text:style-name="P10">Sprint</text:p>
        </text:list-item>
        <text:list-item>
          <text:p text:style-name="P11">Service Principal</text:p>
        </text:list-item>
      </text:list>
      <text:h text:style-name="Rubrik2" text:outline-level="2">Applikationen</text:h>
      <text:list text:style-name="LFO2" text:continue-numbering="true">
        <text:list-item>
          <text:p text:style-name="P12">Frontend</text:p>
        </text:list-item>
        <text:list-item>
          <text:p text:style-name="P13">API</text:p>
        </text:list-item>
      </text:list>
      <text:h text:style-name="Rubrik3" text:outline-level="3">Azure</text:h>
      <text:list text:style-name="LFO2" text:continue-numbering="true">
        <text:list-item>
          <text:p text:style-name="P14">Continuous Integration</text:p>
        </text:list-item>
        <text:list-item>
          <text:p text:style-name="P15">Continuous Delivery</text:p>
        </text:list-item>
        <text:list-item>
          <text:p text:style-name="P16">Docker</text:p>
        </text:list-item>
        <text:list-item>
          <text:p text:style-name="P17">SQL Databas</text:p>
        </text:list-item>
        <text:list-item>
          <text:p text:style-name="P18"><text:span text:style-name="T19">Azure Container Registry</text:span></text:p>
        </text:list-item>
        <text:list-item>
          <text:p text:style-name="P20"><text:span text:style-name="T21">Azure Container Instance</text:span></text:p>
        </text:list-item>
      </text:list>
      <text:p text:style-name="Liststycke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on Cederlund</meta:initial-creator>
    <dc:creator>Aron Cederlund</dc:creator>
    <meta:creation-date>2020-10-02T08:33:00Z</meta:creation-date>
    <dc:date>2020-10-02T10:02:00Z</dc:date>
    <meta:template xlink:href="Normal" xlink:type="simple"/>
    <meta:editing-cycles>3</meta:editing-cycles>
    <meta:editing-duration>PT5340S</meta:editing-duration>
    <meta:document-statistic meta:page-count="1" meta:paragraph-count="1" meta:word-count="57" meta:character-count="360" meta:row-count="2" meta:non-whitespace-character-count="304"/>
  </office:meta>
</office:document-meta>
</file>